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9cm" fo:min-width="19.34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07cm" fo:min-width="22.10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07cm"/>
    </style:style>
    <style:style style:name="pr1" style:family="presentation" style:parent-style-name="Titre1-notes">
      <style:graphic-properties draw:fill-color="#ffffff" fo:min-height="12.575cm"/>
    </style:style>
    <style:style style:name="pr2" style:family="presentation" style:parent-style-name="Titre2-outline1">
      <style:graphic-properties fo:min-height="10.799cm"/>
    </style:style>
    <style:style style:name="pr3" style:family="presentation" style:parent-style-name="Titre2-notes">
      <style:graphic-properties draw:fill-color="#ffffff" fo:min-height="12.574cm"/>
    </style:style>
    <style:style style:name="pr4" style:family="presentation" style:parent-style-name="Titre2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size="30.8999996185303pt" fo:text-shadow="1pt 1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19.8999996185303pt"/>
    </style:style>
    <style:style style:name="P4" style:family="paragraph">
      <style:text-properties fo:font-size="13.1999998092651pt"/>
    </style:style>
    <style:style style:name="P5" style:family="paragraph">
      <style:text-properties fo:color="#ffffff" fo:font-size="39.7000007629394pt" fo:font-weight="bold" style:font-size-asian="36pt" style:font-weight-asian="bold" style:font-size-complex="36pt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color="#ffffff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start"/>
    </style:style>
    <style:style style:name="T1" style:family="text">
      <style:text-properties fo:color="#ffffff" fo:font-size="28pt" fo:text-shadow="1pt 1pt" fo:font-weight="bold" style:font-size-asian="28pt" style:font-weight-asian="bold" style:font-size-complex="28pt" style:font-weight-complex="bold"/>
    </style:style>
    <style:style style:name="T2" style:family="text">
      <style:text-properties fo:font-size="19.8999996185303pt"/>
    </style:style>
    <style:style style:name="T3" style:family="text">
      <style:text-properties fo:font-size="19.8999996185303pt" style:text-underline-style="none"/>
    </style:style>
    <style:style style:name="T4" style:family="text">
      <style:text-properties fo:font-size="13.1999998092651pt"/>
    </style:style>
    <style:style style:name="T5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420e" fo:font-size="28pt" style:font-size-asian="28pt" style:font-size-complex="2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Ubuntu" style:font-style-name="Regular" fo:font-size="28pt" style:font-family-asian="Ubuntu" style:font-style-name-asian="Regular" style:font-size-asian="28pt" style:font-family-complex="Ubuntu" style:font-style-name-complex="Regular" style:font-size-complex="28pt"/>
    </style:style>
    <style:style style:name="T9" style:family="text">
      <style:text-properties fo:color="#008000" fo:font-size="20pt" style:font-size-asian="20pt" style:font-size-complex="20pt"/>
    </style:style>
    <style:style style:name="T10" style:family="text">
      <style:text-properties fo:color="#ff420e" fo:font-size="28pt" fo:font-weight="bold" style:font-size-asian="28pt" style:font-weight-asian="bold" style:font-size-complex="28pt" style:font-weight-complex="bold"/>
    </style:style>
    <style:style style:name="T11" style:family="text">
      <style:text-properties style:text-position="sub 58%" fo:font-size="28pt" style:font-size-asian="28pt" style:font-size-complex="28pt"/>
    </style:style>
    <style:style style:name="T12" style:family="text">
      <style:text-properties fo:color="#008000" fo:font-size="24pt" style:font-size-asian="24pt" style:font-size-complex="24pt"/>
    </style:style>
    <style:style style:name="T13" style:family="text">
      <style:text-properties fo:color="#008000" fo:font-family="Ubuntu" style:font-style-name="Regular" fo:font-size="28pt" style:font-family-asian="Ubuntu" style:font-style-name-asian="Regular" style:font-size-asian="28pt" style:font-family-complex="Ubuntu" style:font-style-name-complex="Regular" style:font-size-complex="28pt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ff0000" fo:font-size="28pt" style:font-size-asian="28pt" style:font-size-complex="28pt"/>
    </style:style>
    <style:style style:name="T17" style:family="text">
      <style:text-properties fo:color="#000000" fo:font-size="28pt" style:font-size-asian="28pt" style:font-size-complex="28pt"/>
    </style:style>
    <style:style style:name="T18" style:family="text">
      <style:text-properties fo:color="#ff0000" style:text-position="super 58%" fo:font-size="28pt" style:font-size-asian="28pt" style:font-size-complex="28pt"/>
    </style:style>
    <style:style style:name="T19" style:family="text">
      <style:text-properties fo:color="#ff0000" fo:font-size="24pt" style:font-size-asian="24pt" style:font-size-complex="24pt"/>
    </style:style>
    <style:style style:name="T20" style:family="text">
      <style:text-properties fo:color="#ff0000" fo:font-family="Ubuntu" style:font-style-name="Regular" fo:font-size="24pt" style:font-family-asian="Ubuntu" style:font-style-name-asian="Regular" style:font-size-asian="24pt" style:font-family-complex="Ubuntu" style:font-style-name-complex="Regular" style:font-size-complex="24pt"/>
    </style:style>
    <style:style style:name="T21" style:family="text">
      <style:text-properties fo:color="#ff0000" fo:font-size="20pt" style:font-size-asian="20pt" style:font-size-complex="20pt"/>
    </style:style>
    <style:style style:name="T22" style:family="text">
      <style:text-properties fo:color="#ff0000" style:text-position="sub 58%" fo:font-size="28pt" style:font-size-asian="28pt" style:font-size-complex="28pt"/>
    </style:style>
    <style:style style:name="T23" style:family="text">
      <style:text-properties fo:color="#ff0000" style:text-position="super 58%" fo:font-family="Ubuntu" style:font-style-name="Regular" fo:font-size="28pt" style:font-family-asian="Ubuntu" style:font-style-name-asian="Regular" style:font-size-asian="28pt" style:font-family-complex="Ubuntu" style:font-style-name-complex="Regular" style:font-size-complex="28pt"/>
    </style:style>
    <style:style style:name="T24" style:family="text">
      <style:text-properties fo:color="#000000" fo:font-size="24pt" style:font-size-asian="24pt" style:font-size-complex="24pt"/>
    </style:style>
    <style:style style:name="T25" style:family="text">
      <style:text-properties fo:color="#000000" fo:font-family="Ubuntu" style:font-style-name="Regular" fo:font-size="24pt" style:font-family-asian="Ubuntu" style:font-style-name-asian="Regular" style:font-size-asian="24pt" style:font-family-complex="Ubuntu" style:font-style-name-complex="Regular" style:font-size-complex="24pt"/>
    </style:style>
    <style:style style:name="T26" style:family="text">
      <style:text-properties fo:color="#000000" style:text-position="super 58%" fo:font-size="28pt" style:font-size-asian="28pt" style:font-size-complex="28pt"/>
    </style:style>
    <style:style style:name="T27" style:family="text">
      <style:text-properties fo:color="#000000" style:text-position="sub 58%" fo:font-size="28pt" style:font-size-asian="28pt" style:font-size-complex="28pt"/>
    </style:style>
    <style:style style:name="T28" style:family="text">
      <style:text-properties fo:color="#0000ff" fo:font-size="20pt" style:font-size-asian="20pt" style:font-size-complex="20pt"/>
    </style:style>
    <style:style style:name="T29" style:family="text">
      <style:text-properties fo:color="#000080" fo:font-size="28pt" style:font-size-asian="28pt" style:font-size-complex="28pt"/>
    </style:style>
    <style:style style:name="T30" style:family="text">
      <style:text-properties fo:color="#ff0000" fo:font-size="28pt" fo:font-style="normal" style:font-size-asian="28pt" style:font-style-asian="normal" style:font-size-complex="28pt" style:font-style-complex="normal"/>
    </style:style>
    <style:style style:name="T3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ff6309" fo:font-size="28pt" style:font-size-asian="28pt" style:font-size-complex="28pt"/>
    </style:style>
    <style:style style:name="T33" style:family="text">
      <style:text-properties fo:color="#ff6309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663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style-name="gr1" draw:text-style-name="P2" draw:layer="layout" svg:width="19.844cm" svg:height="2.889cm" svg:x="4.189cm" svg:y="5.291cm">
          <draw:text-box>
            <text:p text:style-name="P1"><text:span text:style-name="T1">Evolutionary Planning and Scheduling</text:span></text:p>
            <text:p text:style-name="P1"><text:span text:style-name="T1">Workshop @ ICAPS 2013</text:span></text:p>
          </draw:text-box>
        </draw:frame>
        <draw:frame draw:style-name="gr2" draw:text-style-name="P3" draw:layer="layout" svg:width="22.606cm" svg:height="6.157cm" svg:x="2.54cm" svg:y="12.125cm">
          <draw:text-box>
            <text:p text:style-name="P1"><text:span text:style-name="T2">Marco Baioletti, Valentina Poggioni,</text:span><text:span text:style-name="T3"> Marc Schoenauer</text:span><text:span text:style-name="T2">, Vincent Vidal</text:span></text:p>
            <text:p text:style-name="P1"><text:span text:style-name="T2"/></text:p>
            <text:p text:style-name="P1"><text:span text:style-name="T2">University of Perugia, Italy</text:span></text:p>
            <text:p text:style-name="P1"><text:span text:style-name="T2">INRIA Saclay Île-de-France, France</text:span></text:p>
            <text:p text:style-name="P1"><text:span text:style-name="T2">ONERA, Toulouse, France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4.393cm" svg:height="10.479cm" svg:x="3.598cm" svg:y="2.094cm" draw:page-number="1" presentation:class="page"/>
          <draw:frame presentation:style-name="pr1" draw:text-style-name="P4" draw:layer="layout" svg:width="17.272cm" svg:height="12.575cm" svg:x="2.158cm" svg:y="13.271cm" presentation:class="notes" presentation:user-transformed="true">
            <draw:text-box>
              <text:p><text:span text:style-name="T4">Tao team</text:span></text:p>
            </draw:text-box>
          </draw:frame>
        </presentation:notes>
      </draw:page>
      <draw:page draw:name="page2" draw:style-name="dp3" draw:master-page-name="Titre2" presentation:presentation-page-layout-name="AL2T1" presentation:use-date-time-name="dtd1">
        <office:forms form:automatic-focus="false" form:apply-design-mode="false"/>
        <draw:frame draw:style-name="gr4" draw:text-style-name="P5" draw:layer="layout" svg:width="19.813cm" svg:height="1.957cm" svg:x="3.556cm" svg:y="0.583cm">
          <draw:text-box>
            <text:p><text:span text:style-name="T5">Stochastic Search Algorithms</text:span></text:p>
          </draw:text-box>
        </draw:frame>
        <draw:frame presentation:style-name="pr2" draw:text-style-name="P6" draw:layer="layout" svg:width="27.228cm" svg:height="15.494cm" svg:x="0.254cm" svg:y="3.81cm" presentation:class="outline" presentation:user-transformed="true">
          <draw:text-box>
            <text:p><text:span text:style-name="T6">Hypotheses</text:span></text:p>
            <text:list text:style-name="L3">
              <text:list-item>
                <text:list>
                  <text:list-item>
                    <text:p><text:span text:style-name="T7">Search space </text:span><text:span text:style-name="T8">Ω</text:span></text:p>
                  </text:list-item>
                  <text:list-item>
                    <text:p><text:span text:style-name="T7">Objective function F <text:s text:c="31"/></text:span><text:span text:style-name="T9">(to minimize)</text:span></text:p>
                  </text:list-item>
                </text:list>
              </text:list-item>
            </text:list>
            <text:p><text:span text:style-name="T10">Hill Climbing</text:span></text:p>
            <text:list text:continue-numbering="true" text:style-name="L3">
              <text:list-item>
                <text:p><text:span text:style-name="T7">Randomly draw x</text:span><text:span text:style-name="T11">0</text:span><text:span text:style-name="T7"> <text:s text:c="37"/></text:span><text:span text:style-name="T9">(initialization)</text:span></text:p>
              </text:list-item>
              <text:list-item>
                <text:p><text:span text:style-name="T7">Compute F(x</text:span><text:span text:style-name="T11">0</text:span><text:span text:style-name="T7">) <text:s text:c="42"/></text:span><text:span text:style-name="T12">(evaluation)</text:span></text:p>
              </text:list-item>
              <text:list-item>
                <text:p><text:span text:style-name="T7">Loop</text:span></text:p>
                <text:list>
                  <text:list-item>
                    <text:p><text:span text:style-name="T7">y = Best neighbor(x</text:span><text:span text:style-name="T11">t</text:span><text:span text:style-name="T7">) <text:s text:c="15"/></text:span><text:span text:style-name="T9">(neighbor structure on </text:span><text:span text:style-name="T13">Ω</text:span><text:span text:style-name="T9">)</text:span></text:p>
                  </text:list-item>
                  <text:list-item>
                    <text:p><text:span text:style-name="T7">Compute F(y) </text:span></text:p>
                  </text:list-item>
                  <text:list-item>
                    <text:p><text:span text:style-name="T7">If F(y) &lt; F(x</text:span><text:span text:style-name="T11">t</text:span><text:span text:style-name="T7">) x</text:span><text:span text:style-name="T11">t+1</text:span><text:span text:style-name="T7">=y <text:s text:c="20"/></text:span><text:span text:style-name="T9">(accept if improvement)</text:span></text:p>
                    <text:p><text:span text:style-name="T7">else x</text:span><text:span text:style-name="T11">t+1</text:span><text:span text:style-name="T7"> = x</text:span><text:span text:style-name="T11">t</text:span><text:span text:style-name="T7"> <text:s/></text:span></text:p>
                  </text:list-item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4.393cm" svg:height="10.479cm" svg:x="3.598cm" svg:y="2.094cm" draw:page-number="2" presentation:class="page"/>
          <draw:frame presentation:style-name="pr3" draw:text-style-name="P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re2" presentation:presentation-page-layout-name="AL2T1" presentation:use-date-time-name="dtd1">
        <office:forms form:automatic-focus="false" form:apply-design-mode="false"/>
        <draw:frame draw:style-name="gr4" draw:text-style-name="P5" draw:layer="layout" svg:width="19.813cm" svg:height="1.957cm" svg:x="3.556cm" svg:y="0.583cm">
          <draw:text-box>
            <text:p><text:span text:style-name="T5">Stochastic Search Algorithms</text:span></text:p>
          </draw:text-box>
        </draw:frame>
        <draw:frame presentation:style-name="pr2" draw:text-style-name="P6" draw:layer="layout" svg:width="27.228cm" svg:height="15.494cm" svg:x="0.254cm" svg:y="3.81cm" presentation:class="outline" presentation:user-transformed="true">
          <draw:text-box>
            <text:p><text:span text:style-name="T6">Hypotheses</text:span></text:p>
            <text:list text:style-name="L3">
              <text:list-item>
                <text:list>
                  <text:list-item>
                    <text:p><text:span text:style-name="T7">Search space </text:span><text:span text:style-name="T8">Ω</text:span></text:p>
                  </text:list-item>
                  <text:list-item>
                    <text:p><text:span text:style-name="T7">Objective function F <text:s text:c="23"/></text:span><text:span text:style-name="T9">(to minimize)</text:span></text:p>
                  </text:list-item>
                </text:list>
              </text:list-item>
            </text:list>
            <text:p><text:span text:style-name="T15">Stochastic</text:span><text:span text:style-name="T10"> Hill Climbing</text:span></text:p>
            <text:list text:continue-numbering="true" text:style-name="L3">
              <text:list-item>
                <text:p><text:span text:style-name="T7">Randomly draw x</text:span><text:span text:style-name="T11">0</text:span><text:span text:style-name="T7"> <text:s text:c="29"/></text:span><text:span text:style-name="T9">(initialization)</text:span></text:p>
              </text:list-item>
              <text:list-item>
                <text:p><text:span text:style-name="T7">Compute F(x</text:span><text:span text:style-name="T11">0</text:span><text:span text:style-name="T7">) <text:s text:c="37"/></text:span><text:span text:style-name="T9">(evaluation)</text:span></text:p>
              </text:list-item>
              <text:list-item>
                <text:p><text:span text:style-name="T7">Loop</text:span></text:p>
                <text:list>
                  <text:list-item>
                    <text:p><text:span text:style-name="T7">y = </text:span><text:span text:style-name="T16">Move</text:span><text:span text:style-name="T7">(x</text:span><text:span text:style-name="T11">t</text:span><text:span text:style-name="T7">) <text:s text:c="27"/></text:span><text:span text:style-name="T9">(stochastic variation)</text:span></text:p>
                  </text:list-item>
                  <text:list-item>
                    <text:p><text:span text:style-name="T7">Compute F(y) </text:span></text:p>
                  </text:list-item>
                  <text:list-item>
                    <text:p><text:span text:style-name="T7">If F(y) &lt; F(x</text:span><text:span text:style-name="T11">t</text:span><text:span text:style-name="T7">) x</text:span><text:span text:style-name="T11">t+1</text:span><text:span text:style-name="T7">=y <text:s text:c="14"/></text:span><text:span text:style-name="T9">(accept if improvement)</text:span></text:p>
                    <text:p><text:span text:style-name="T7">else x</text:span><text:span text:style-name="T11">t+1</text:span><text:span text:style-name="T7"> = x</text:span><text:span text:style-name="T11">t</text:span><text:span text:style-name="T7"> <text:s/></text:span></text:p>
                  </text:list-item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4.393cm" svg:height="10.479cm" svg:x="3.598cm" svg:y="2.094cm" draw:page-number="3" presentation:class="page"/>
          <draw:frame presentation:style-name="pr3" draw:text-style-name="P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re2" presentation:presentation-page-layout-name="AL2T1" presentation:use-date-time-name="dtd1">
        <office:forms form:automatic-focus="false" form:apply-design-mode="false"/>
        <draw:frame draw:style-name="gr4" draw:text-style-name="P5" draw:layer="layout" svg:width="19.813cm" svg:height="1.957cm" svg:x="3.556cm" svg:y="0.583cm">
          <draw:text-box>
            <text:p><text:span text:style-name="T5">Stochastic Search Algorithms</text:span></text:p>
          </draw:text-box>
        </draw:frame>
        <draw:frame presentation:style-name="pr2" draw:text-style-name="P6" draw:layer="layout" svg:width="27.228cm" svg:height="15.494cm" svg:x="0.254cm" svg:y="3.81cm" presentation:class="outline" presentation:user-transformed="true">
          <draw:text-box>
            <text:p><text:span text:style-name="T6">Hypotheses</text:span></text:p>
            <text:list text:style-name="L3">
              <text:list-item>
                <text:list>
                  <text:list-item>
                    <text:p><text:span text:style-name="T7">Search space </text:span><text:span text:style-name="T8">Ω</text:span></text:p>
                  </text:list-item>
                  <text:list-item>
                    <text:p><text:span text:style-name="T7">Objective function F <text:s text:c="23"/></text:span><text:span text:style-name="T9">(to minimize)</text:span></text:p>
                  </text:list-item>
                </text:list>
              </text:list-item>
            </text:list>
            <text:p><text:span text:style-name="T10">Stochastic Local Search</text:span></text:p>
            <text:list text:continue-numbering="true" text:style-name="L3">
              <text:list-item>
                <text:p><text:span text:style-name="T7">Randomly draw x</text:span><text:span text:style-name="T11">0</text:span><text:span text:style-name="T7"> <text:s text:c="29"/></text:span><text:span text:style-name="T9">(initialization)</text:span></text:p>
              </text:list-item>
              <text:list-item>
                <text:p><text:span text:style-name="T7">Compute F(x</text:span><text:span text:style-name="T11">0</text:span><text:span text:style-name="T7">) <text:s text:c="37"/></text:span><text:span text:style-name="T9">(evaluation)</text:span></text:p>
              </text:list-item>
              <text:list-item>
                <text:p><text:span text:style-name="T7">Loop</text:span></text:p>
                <text:list>
                  <text:list-item>
                    <text:p><text:span text:style-name="T7">y = </text:span><text:span text:style-name="T17">Move</text:span><text:span text:style-name="T7">(x</text:span><text:span text:style-name="T11">t</text:span><text:span text:style-name="T7">) <text:s text:c="27"/></text:span><text:span text:style-name="T9">(stochastic variation)</text:span></text:p>
                  </text:list-item>
                  <text:list-item>
                    <text:p><text:span text:style-name="T7">Compute F(y) </text:span></text:p>
                  </text:list-item>
                  <text:list-item>
                    <text:p><text:span text:style-name="T7">x</text:span><text:span text:style-name="T11">t+1</text:span><text:span text:style-name="T7">= </text:span><text:span text:style-name="T16">select</text:span><text:span text:style-name="T7">(x</text:span><text:span text:style-name="T11">t</text:span><text:span text:style-name="T7">, y) <text:s text:c="20"/></text:span><text:span text:style-name="T9">(stochastic selection)</text:span></text:p>
                    <text:p><text:span text:style-name="T7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9cm" svg:x="3.598cm" svg:y="2.094cm" draw:page-number="4" presentation:class="page"/>
          <draw:frame presentation:style-name="pr3" draw:text-style-name="P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re2" presentation:presentation-page-layout-name="AL2T1" presentation:use-date-time-name="dtd1">
        <office:forms form:automatic-focus="false" form:apply-design-mode="false"/>
        <draw:frame draw:style-name="gr4" draw:text-style-name="P5" draw:layer="layout" svg:width="19.813cm" svg:height="1.957cm" svg:x="3.556cm" svg:y="0.583cm">
          <draw:text-box>
            <text:p><text:span text:style-name="T5">Stochastic Search Algorithms</text:span></text:p>
          </draw:text-box>
        </draw:frame>
        <draw:frame presentation:style-name="pr2" draw:text-style-name="P6" draw:layer="layout" svg:width="27.228cm" svg:height="15.494cm" svg:x="0.254cm" svg:y="3.81cm" presentation:class="outline" presentation:user-transformed="true">
          <draw:text-box>
            <text:p><text:span text:style-name="T6">Hypotheses</text:span></text:p>
            <text:list text:style-name="L3">
              <text:list-item>
                <text:list>
                  <text:list-item>
                    <text:p><text:span text:style-name="T7">Search space </text:span><text:span text:style-name="T8">Ω</text:span></text:p>
                  </text:list-item>
                  <text:list-item>
                    <text:p><text:span text:style-name="T7">Objective function F <text:s text:c="23"/></text:span><text:span text:style-name="T9">(to minimize)</text:span></text:p>
                  </text:list-item>
                </text:list>
              </text:list-item>
            </text:list>
            <text:p><text:span text:style-name="T10">Stochastic Search</text:span></text:p>
            <text:list text:continue-numbering="true" text:style-name="L3">
              <text:list-item>
                <text:p><text:span text:style-name="T7">Randomly draw x</text:span><text:span text:style-name="T11">0</text:span><text:span text:style-name="T7"> <text:s text:c="29"/></text:span><text:span text:style-name="T9">(initialization)</text:span></text:p>
              </text:list-item>
              <text:list-item>
                <text:p><text:span text:style-name="T7">Compute F(x</text:span><text:span text:style-name="T11">0</text:span><text:span text:style-name="T7">) <text:s text:c="37"/></text:span><text:span text:style-name="T9">(evaluation)</text:span></text:p>
              </text:list-item>
              <text:list-item>
                <text:p><text:span text:style-name="T7">Loop</text:span></text:p>
                <text:list>
                  <text:list-item>
                    <text:p><text:span text:style-name="T7">y</text:span><text:span text:style-name="T18">i</text:span><text:span text:style-name="T7"> = </text:span><text:span text:style-name="T17">Move</text:span><text:span text:style-name="T7">(x</text:span><text:span text:style-name="T11">t</text:span><text:span text:style-name="T7">), </text:span><text:span text:style-name="T19">i=1,..., </text:span><text:span text:style-name="T20">λ</text:span><text:span text:style-name="T7"> <text:s text:c="11"/></text:span><text:span text:style-name="T9">(stochastic variation</text:span><text:span text:style-name="T21">s</text:span><text:span text:style-name="T9">)</text:span></text:p>
                  </text:list-item>
                  <text:list-item>
                    <text:p><text:span text:style-name="T7">Compute F(y</text:span><text:span text:style-name="T18">i</text:span><text:span text:style-name="T7">) </text:span><text:span text:style-name="T19">i=1,..., </text:span><text:span text:style-name="T20">λ</text:span><text:span text:style-name="T7"> </text:span></text:p>
                  </text:list-item>
                  <text:list-item>
                    <text:p><text:span text:style-name="T7">x</text:span><text:span text:style-name="T11">t+1</text:span><text:span text:style-name="T7">= </text:span><text:span text:style-name="T16">select</text:span><text:span text:style-name="T7">(x</text:span><text:span text:style-name="T11">t</text:span><text:span text:style-name="T7">, y</text:span><text:span text:style-name="T18">i</text:span><text:span text:style-name="T7">, </text:span><text:span text:style-name="T19">i=1,..., </text:span><text:span text:style-name="T20">λ</text:span><text:span text:style-name="T7">) <text:s text:c="5"/></text:span><text:span text:style-name="T9">(stochastic selection)</text:span></text:p>
                    <text:p><text:span text:style-name="T7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9cm" svg:x="3.598cm" svg:y="2.094cm" draw:page-number="5" presentation:class="page"/>
          <draw:frame presentation:style-name="pr3" draw:text-style-name="P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re2" presentation:presentation-page-layout-name="AL2T1" presentation:use-date-time-name="dtd1">
        <office:forms form:automatic-focus="false" form:apply-design-mode="false"/>
        <draw:frame draw:style-name="gr4" draw:text-style-name="P5" draw:layer="layout" svg:width="19.813cm" svg:height="1.957cm" svg:x="3.556cm" svg:y="0.583cm">
          <draw:text-box>
            <text:p><text:span text:style-name="T5">Stochastic Search Algorithms</text:span></text:p>
          </draw:text-box>
        </draw:frame>
        <draw:frame presentation:style-name="pr2" draw:text-style-name="P6" draw:layer="layout" svg:width="27.228cm" svg:height="15.494cm" svg:x="0.254cm" svg:y="3.81cm" presentation:class="outline" presentation:user-transformed="true">
          <draw:text-box>
            <text:p><text:span text:style-name="T6">Hypotheses</text:span></text:p>
            <text:list text:style-name="L3">
              <text:list-item>
                <text:list>
                  <text:list-item>
                    <text:p><text:span text:style-name="T7">Search space </text:span><text:span text:style-name="T8">Ω</text:span></text:p>
                  </text:list-item>
                  <text:list-item>
                    <text:p><text:span text:style-name="T7">Objective function F <text:s text:c="34"/></text:span><text:span text:style-name="T9">(to minimize)</text:span></text:p>
                  </text:list-item>
                </text:list>
              </text:list-item>
            </text:list>
            <text:p><text:span text:style-name="T10">Evolutionary Algorithm</text:span></text:p>
            <text:list text:continue-numbering="true" text:style-name="L3">
              <text:list-item>
                <text:p><text:span text:style-name="T7">Randomly draw </text:span><text:span text:style-name="T16">x</text:span><text:span text:style-name="T22">0</text:span><text:span text:style-name="T18">1</text:span><text:span text:style-name="T16">, x</text:span><text:span text:style-name="T22">0</text:span><text:span text:style-name="T18">2</text:span><text:span text:style-name="T16">,..., x</text:span><text:span text:style-name="T22">0</text:span><text:span text:style-name="T23">μ</text:span><text:span text:style-name="T7"> <text:s text:c="23"/></text:span><text:span text:style-name="T9">(initialization)</text:span></text:p>
              </text:list-item>
              <text:list-item>
                <text:p><text:span text:style-name="T7">Compute </text:span><text:span text:style-name="T16">F(x</text:span><text:span text:style-name="T22">0</text:span><text:span text:style-name="T18">1</text:span><text:span text:style-name="T16">), F(x</text:span><text:span text:style-name="T22">0</text:span><text:span text:style-name="T18">2</text:span><text:span text:style-name="T16">), ..., F(x</text:span><text:span text:style-name="T22">0</text:span><text:span text:style-name="T23">μ</text:span><text:span text:style-name="T16">)</text:span><text:span text:style-name="T7"> <text:s text:c="21"/></text:span><text:span text:style-name="T9">(evaluation)</text:span></text:p>
              </text:list-item>
              <text:list-item>
                <text:p><text:span text:style-name="T7">Loop</text:span></text:p>
                <text:list>
                  <text:list-item>
                    <text:p><text:span text:style-name="T7">y</text:span><text:span text:style-name="T18">i</text:span><text:span text:style-name="T7"> = </text:span><text:span text:style-name="T17">Move</text:span><text:span text:style-name="T7">(</text:span><text:span text:style-name="T16">x</text:span><text:span text:style-name="T22">t</text:span><text:span text:style-name="T18">1</text:span><text:span text:style-name="T16">, x</text:span><text:span text:style-name="T22">t</text:span><text:span text:style-name="T18">2</text:span><text:span text:style-name="T16">,..., x</text:span><text:span text:style-name="T22">t</text:span><text:span text:style-name="T23">μ</text:span><text:span text:style-name="T7">),</text:span><text:span text:style-name="T17"> </text:span><text:span text:style-name="T24">i=1,..., </text:span><text:span text:style-name="T25">λ</text:span><text:span text:style-name="T17"> <text:s text:c="2"/></text:span><text:span text:style-name="T7"><text:s text:c="4"/></text:span><text:span text:style-name="T9">(stochastic variation</text:span><text:span text:style-name="T21">s</text:span><text:span text:style-name="T9">)</text:span></text:p>
                  </text:list-item>
                  <text:list-item>
                    <text:p><text:span text:style-name="T17">Compute F(y</text:span><text:span text:style-name="T26">i</text:span><text:span text:style-name="T17">) </text:span><text:span text:style-name="T24">i=1,..., </text:span><text:span text:style-name="T25">λ</text:span><text:span text:style-name="T17"> </text:span></text:p>
                  </text:list-item>
                  <text:list-item>
                    <text:p><text:span text:style-name="T17">x</text:span><text:span text:style-name="T27">t+1</text:span><text:span text:style-name="T17">= select(</text:span><text:span text:style-name="T16">x</text:span><text:span text:style-name="T22">t</text:span><text:span text:style-name="T18">1</text:span><text:span text:style-name="T16">, x</text:span><text:span text:style-name="T22">t</text:span><text:span text:style-name="T18">2</text:span><text:span text:style-name="T16">,..., x</text:span><text:span text:style-name="T22">t</text:span><text:span text:style-name="T23">μ</text:span><text:span text:style-name="T17">, y</text:span><text:span text:style-name="T26">i</text:span><text:span text:style-name="T17">, </text:span><text:span text:style-name="T24">i=1,..., </text:span><text:span text:style-name="T25">λ) </text:span><text:span text:style-name="T7"><text:s/></text:span><text:span text:style-name="T9">(stochastic selection)</text:span></text:p>
                    <text:p><text:span text:style-name="T7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9cm" svg:x="3.598cm" svg:y="2.094cm" draw:page-number="6" presentation:class="page"/>
          <draw:frame presentation:style-name="pr3" draw:text-style-name="P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re2" presentation:presentation-page-layout-name="AL2T1" presentation:use-date-time-name="dtd1">
        <office:forms form:automatic-focus="false" form:apply-design-mode="false"/>
        <draw:frame draw:style-name="gr4" draw:text-style-name="P5" draw:layer="layout" svg:width="18.299cm" svg:height="1.957cm" svg:x="5.07cm" svg:y="0.583cm">
          <draw:text-box>
            <text:p><text:span text:style-name="T5">Evolutionary Algorithms</text:span></text:p>
          </draw:text-box>
        </draw:frame>
        <draw:frame presentation:style-name="pr2" draw:text-style-name="P6" draw:layer="layout" svg:width="27.228cm" svg:height="14.635cm" svg:x="0.204cm" svg:y="4.161cm" presentation:class="outline" presentation:user-transformed="true">
          <draw:text-box>
            <text:list text:style-name="L3">
              <text:list-item>
                <text:p><text:span text:style-name="T7">Population-based (also distribution based)</text:span></text:p>
              </text:list-item>
              <text:list-item>
                <text:p><text:span text:style-name="T7">Any search space</text:span></text:p>
              </text:list-item>
              <text:list-item>
                <text:p><text:span text:style-name="T17">with ad hoc variation operators</text:span></text:p>
                <text:list>
                  <text:list-item>
                    <text:p><text:span text:style-name="T17">Crossover (2 parents → offspring)</text:span></text:p>
                  </text:list-item>
                  <text:list-item>
                    <text:p><text:span text:style-name="T17">Mutation (1 parent → offspring)</text:span></text:p>
                  </text:list-item>
                </text:list>
              </text:list-item>
              <text:list-item>
                <text:p><text:span text:style-name="T7">Any objective/constrts </text:span><text:span text:style-name="T28">(very weak hypotheses)</text:span></text:p>
              </text:list-item>
              <text:list-item>
                <text:p><text:span text:style-name="T7">Very costly </text:span><text:span text:style-name="T28">(number of function evaluations)</text:span></text:p>
              </text:list-item>
              <text:list-item>
                <text:p><text:span text:style-name="T6">Empirical successes</text:span></text:p>
                <text:list>
                  <text:list-item>
                    <text:p><text:span text:style-name="T7">The second best method for any problem</text:span></text:p>
                  </text:list-item>
                  <text:list-item>
                    <text:p><text:span text:style-name="T7">The method of choice when everything else has failed</text:span></text:p>
                  </text:list-item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4.393cm" svg:height="10.479cm" svg:x="3.598cm" svg:y="2.094cm" draw:page-number="7" presentation:class="page"/>
          <draw:frame presentation:style-name="pr3" draw:text-style-name="P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re2" presentation:presentation-page-layout-name="AL2T1" presentation:use-date-time-name="dtd1">
        <office:forms form:automatic-focus="false" form:apply-design-mode="false"/>
        <draw:frame draw:style-name="gr4" draw:text-style-name="P5" draw:layer="layout" svg:width="18.299cm" svg:height="1.957cm" svg:x="5.07cm" svg:y="0.583cm">
          <draw:text-box>
            <text:p><text:span text:style-name="T5">Evolutionary Algorithms</text:span></text:p>
          </draw:text-box>
        </draw:frame>
        <draw:frame presentation:style-name="pr2" draw:text-style-name="P6" draw:layer="layout" svg:width="27.228cm" svg:height="13.873cm" svg:x="0.508cm" svg:y="5.685cm" presentation:class="outline" presentation:user-transformed="true">
          <draw:text-box>
            <text:p text:style-name="P1"><text:span text:style-name="T29">An alternative point of view</text:span><text:span text:style-name="T29"><text:line-break/></text:span><text:span text:style-name="T29"/></text:p>
            <text:list text:style-name="L3">
              <text:list-item>
                <text:p><text:span text:style-name="T6">Darwinian Paradigm </text:span><text:span text:style-name="T12">(crude imitation of)</text:span></text:p>
                <text:list>
                  <text:list-header>
                    <text:p><text:span text:style-name="T7">Natural selection </text:span><text:span text:style-name="T12">(survival of the fittest w.r.t. objective)</text:span></text:p>
                    <text:p><text:span text:style-name="T7">+Blind variations </text:span><text:span text:style-name="T12">(from parents to offspring)</text:span></text:p>
                    <text:p><text:span text:style-name="T7">→ </text:span><text:span text:style-name="T7">Adaptation </text:span><text:span text:style-name="T12">(i.e., optima of the objective function)</text:span></text:p>
                  </text:list-header>
                </text:list>
                <text:p><text:span text:style-name="T6"/></text:p>
              </text:list-item>
            </text:list>
            <text:p text:style-name="P1"><text:span text:style-name="T16">Choice of search space is crucial</text:span></text:p>
            <text:list text:continue-numbering="true" text:style-name="L3">
              <text:list-header>
                <text:p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4.393cm" svg:height="10.479cm" svg:x="3.598cm" svg:y="2.094cm" draw:page-number="8" presentation:class="page"/>
          <draw:frame presentation:style-name="pr3" draw:text-style-name="P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re2" presentation:presentation-page-layout-name="AL2T1" presentation:use-date-time-name="dtd1">
        <office:forms form:automatic-focus="false" form:apply-design-mode="false"/>
        <draw:frame draw:style-name="gr4" draw:text-style-name="P5" draw:layer="layout" svg:width="25.654cm" svg:height="1.957cm" svg:x="1.27cm" svg:y="0.583cm">
          <draw:text-box>
            <text:p><text:span text:style-name="T5">Other Bio-inspired Stochastic Algorithms</text:span></text:p>
          </draw:text-box>
        </draw:frame>
        <draw:frame presentation:style-name="pr2" draw:text-style-name="P6" draw:layer="layout" svg:width="27.228cm" svg:height="14.635cm" svg:x="0.204cm" svg:y="4.161cm" presentation:class="outline" presentation:user-transformed="true">
          <draw:text-box>
            <text:list text:style-name="L3">
              <text:list-item>
                <text:p><text:span text:style-name="T30">S</text:span><text:span text:style-name="T14">imulated </text:span><text:span text:style-name="T30">A</text:span><text:span text:style-name="T14">nnealing</text:span></text:p>
                <text:list>
                  <text:list-item>
                    <text:p><text:span text:style-name="T14">Proof of convergence (83) … of no practical use</text:span></text:p>
                  </text:list-item>
                </text:list>
              </text:list-item>
              <text:list-item>
                <text:p><text:span text:style-name="T30">A</text:span><text:span text:style-name="T14">nt </text:span><text:span text:style-name="T30">C</text:span><text:span text:style-name="T14">olony </text:span><text:span text:style-name="T30">O</text:span><text:span text:style-name="T14">ptimization</text:span></text:p>
                <text:list>
                  <text:list-item>
                    <text:p><text:span text:style-name="T14">Mainly routing problems</text:span></text:p>
                  </text:list-item>
                </text:list>
              </text:list-item>
              <text:list-item>
                <text:p><text:span text:style-name="T30">P</text:span><text:span text:style-name="T14">article </text:span><text:span text:style-name="T30">S</text:span><text:span text:style-name="T14">warm </text:span><text:span text:style-name="T30">O</text:span><text:span text:style-name="T14">ptimization</text:span></text:p>
                <text:list>
                  <text:list-item>
                    <text:p><text:span text:style-name="T14">Mainly continuous optimization</text:span></text:p>
                  </text:list-item>
                </text:list>
              </text:list-item>
              <text:list-item>
                <text:p><text:span text:style-name="T30">D</text:span><text:span text:style-name="T14">ifferential </text:span><text:span text:style-name="T30">E</text:span><text:span text:style-name="T14">volution </text:span></text:p>
                <text:list>
                  <text:list-item>
                    <text:p><text:span text:style-name="T14">Mainly continuous optimization</text:span></text:p>
                  </text:list-item>
                </text:list>
              </text:list-item>
              <text:list-item>
                <text:p><text:span text:style-name="T14">+ an ever growing zoology </text:span></text:p>
              </text:list-item>
            </text:list>
          </draw:text-box>
        </draw:frame>
        <presentation:notes draw:style-name="dp2">
          <draw:page-thumbnail draw:style-name="gr3" draw:layer="layout" svg:width="14.393cm" svg:height="10.479cm" svg:x="3.598cm" svg:y="2.094cm" draw:page-number="9" presentation:class="page"/>
          <draw:frame presentation:style-name="pr3" draw:text-style-name="P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re2" presentation:presentation-page-layout-name="AL2T1" presentation:use-date-time-name="dtd1">
        <office:forms form:automatic-focus="false" form:apply-design-mode="false"/>
        <draw:frame draw:style-name="gr4" draw:text-style-name="P7" draw:layer="layout" svg:width="21.346cm" svg:height="1.957cm" svg:x="3.37cm" svg:y="0.917cm">
          <draw:text-box>
            <text:p><text:span text:style-name="T31">Evolutionary Scheduling</text:span></text:p>
          </draw:text-box>
        </draw:frame>
        <draw:frame presentation:style-name="pr2" draw:text-style-name="P6" draw:layer="layout" svg:width="27.889cm" svg:height="15.748cm" svg:x="0.111cm" svg:y="3.81cm" presentation:class="outline" presentation:user-transformed="true">
          <draw:text-box>
            <text:list text:style-name="L3">
              <text:list-item>
                <text:p text:style-name="P8"><text:span text:style-name="T17">Very active field, e.g., </text:span><text:span text:style-name="T12">[Dahal, Tan &amp; Cowling (eds), Springer 2007]</text:span></text:p>
                <text:list>
                  <text:list-item>
                    <text:p><text:span text:style-name="T16">State-of-the-art performances</text:span></text:p>
                  </text:list-item>
                </text:list>
              </text:list-item>
              <text:list-item>
                <text:p text:style-name="P8"><text:span text:style-name="T17">Direct representation: </text:span></text:p>
                <text:list>
                  <text:list-item>
                    <text:p><text:span text:style-name="T17">Search in schedule space</text:span></text:p>
                  </text:list-item>
                  <text:list-item>
                    <text:p><text:span text:style-name="T17">Strong constraints:</text:span></text:p>
                    <text:list>
                      <text:list-item>
                        <text:p><text:span text:style-name="T17">Limited variation operators</text:span></text:p>
                      </text:list-item>
                      <text:list-item>
                        <text:p><text:span text:style-name="T17">Repair mechanisms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Indirect representation</text:span></text:p>
                <text:list>
                  <text:list-item>
                    <text:p><text:span text:style-name="T17">Constraints handled by a scheduler</text:span></text:p>
                  </text:list-item>
                  <text:list-item>
                    <text:p><text:span text:style-name="T17">Search the input space of the scheduler</text:span></text:p>
                  </text:list-item>
                </text:list>
              </text:list-item>
              <text:list-item>
                <text:p><text:span text:style-name="T17">Memetic algorithms (hybridization)</text:span></text:p>
              </text:list-item>
              <text:list-item>
                <text:p><text:span text:style-name="T17">Evolve <text:s/>dispatching rules</text:span></text:p>
              </text:list-item>
            </text:list>
          </draw:text-box>
        </draw:frame>
        <presentation:notes draw:style-name="dp2">
          <draw:page-thumbnail draw:style-name="gr3" draw:layer="layout" svg:width="14.393cm" svg:height="10.479cm" svg:x="3.598cm" svg:y="2.094cm" draw:page-number="10" presentation:class="page"/>
          <draw:frame presentation:style-name="pr3" draw:text-style-name="P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re2" presentation:presentation-page-layout-name="AL2T1" presentation:use-date-time-name="dtd1">
        <office:forms form:automatic-focus="false" form:apply-design-mode="false"/>
        <draw:frame draw:style-name="gr4" draw:text-style-name="P7" draw:layer="layout" svg:width="21.346cm" svg:height="1.957cm" svg:x="3.37cm" svg:y="0.917cm">
          <draw:text-box>
            <text:p><text:span text:style-name="T31">Evolutionary Planning</text:span></text:p>
          </draw:text-box>
        </draw:frame>
        <draw:frame presentation:style-name="pr2" draw:text-style-name="P6" draw:layer="layout" svg:width="27.228cm" svg:height="15.24cm" svg:x="0.661cm" svg:y="3.81cm" presentation:class="outline" presentation:user-transformed="true">
          <draw:text-box>
            <text:list text:style-name="L3">
              <text:list-item>
                <text:p><text:span text:style-name="T17">Not so active</text:span></text:p>
              </text:list-item>
              <text:list-item>
                <text:p><text:span text:style-name="T17">Usually work in </text:span><text:span text:style-name="T32">plan space</text:span><text:span text:style-name="T17"> (→ GP problem)</text:span></text:p>
                <text:list>
                  <text:list-item>
                    <text:p><text:span text:style-name="T17">GP trees </text:span><text:span text:style-name="T12">[Koza, 92; Spector, 94]</text:span></text:p>
                  </text:list-item>
                  <text:list-item>
                    <text:p><text:span text:style-name="T17">Linear chromosomes</text:span></text:p>
                    <text:list>
                      <text:list-item>
                        <text:p><text:span text:style-name="T17">Fixed length </text:span><text:span text:style-name="T12">[Muslea 97]</text:span></text:p>
                      </text:list-item>
                      <text:list-item>
                        <text:p><text:span text:style-name="T17">Variable length </text:span><text:span text:style-name="T12">[Morignot 05, Westerberg 02]</text:span></text:p>
                      </text:list-item>
                    </text:list>
                  </text:list-item>
                </text:list>
              </text:list-item>
              <text:list-item>
                <text:p><text:span text:style-name="T32">Issues</text:span></text:p>
                <text:list>
                  <text:list-item>
                    <text:p><text:span text:style-name="T17">Many invalid plans</text:span></text:p>
                  </text:list-item>
                  <text:list-item>
                    <text:p><text:span text:style-name="T17">Problem-dependent fitness</text:span></text:p>
                  </text:list-item>
                </text:list>
              </text:list-item>
              <text:list-item>
                <text:p><text:span text:style-name="T32">Pros</text:span><text:span text:style-name="T17">: can handle multiple initial states for 1 goal</text:span></text:p>
              </text:list-item>
              <text:list-item>
                <text:p><text:span text:style-name="T32">Cons</text:span><text:span text:style-name="T17">: Hardly scales up</text:span></text:p>
              </text:list-item>
              <text:list-item>
                <text:p><text:span text:style-name="T17">See DaE later, hybridization working in state space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4.393cm" svg:height="10.479cm" svg:x="3.598cm" svg:y="2.094cm" draw:page-number="11" presentation:class="page"/>
          <draw:frame presentation:style-name="pr3" draw:text-style-name="P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re2" presentation:presentation-page-layout-name="AL2T1" presentation:use-date-time-name="dtd1">
        <office:forms form:automatic-focus="false" form:apply-design-mode="false"/>
        <draw:frame draw:style-name="gr4" draw:text-style-name="P7" draw:layer="layout" svg:width="21.346cm" svg:height="1.957cm" svg:x="3.37cm" svg:y="0.917cm">
          <draw:text-box>
            <text:p><text:span text:style-name="T31">Hot Topics</text:span></text:p>
          </draw:text-box>
        </draw:frame>
        <draw:frame presentation:style-name="pr2" draw:text-style-name="P6" draw:layer="layout" svg:width="27.228cm" svg:height="13.716cm" svg:x="0.661cm" svg:y="5.08cm" presentation:class="outline" presentation:user-transformed="true">
          <draw:text-box>
            <text:list text:style-name="L3">
              <text:list-item>
                <text:p><text:span text:style-name="T17">Generic Advances in Evolutionary Combinatorial Optimization</text:span></text:p>
                <text:list>
                  <text:list-item>
                    <text:p><text:span text:style-name="T32">Multi-objective</text:span><text:span text:style-name="T17"> optimization</text:span></text:p>
                  </text:list-item>
                  <text:list-item>
                    <text:p><text:span text:style-name="T17">Complex </text:span><text:span text:style-name="T32">morphogenesis</text:span></text:p>
                  </text:list-item>
                </text:list>
              </text:list-item>
              <text:list-item>
                <text:p><text:span text:style-name="T32">Hybridization</text:span></text:p>
                <text:list>
                  <text:list-item>
                    <text:p><text:span text:style-name="T17">“</text:span><text:span text:style-name="T17">Classical” memetic algorithms </text:span></text:p>
                  </text:list-item>
                  <text:list-item>
                    <text:p><text:span text:style-name="T17">Evolving rules for (meta-)heuristics</text:span></text:p>
                  </text:list-item>
                </text:list>
              </text:list-item>
              <text:list-item>
                <text:p><text:span text:style-name="T17">Use </text:span><text:span text:style-name="T32">other bio-inspired</text:span><text:span text:style-name="T17"> algorithms/representations (see later)</text:span><text:span text:style-name="T17"><text:line-break/></text:span><text:span text:style-name="T17"/></text:p>
                <text:p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393cm" svg:height="10.479cm" svg:x="3.598cm" svg:y="2.094cm" draw:page-number="12" presentation:class="page"/>
          <draw:frame presentation:style-name="pr3" draw:text-style-name="P4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re2" presentation:presentation-page-layout-name="AL2T1" presentation:use-date-time-name="dtd1">
        <office:forms form:automatic-focus="false" form:apply-design-mode="false"/>
        <draw:frame draw:style-name="gr4" draw:text-style-name="P5" draw:layer="layout" svg:width="18.299cm" svg:height="1.957cm" svg:x="5.07cm" svg:y="0.583cm">
          <draw:text-box>
            <text:p><text:span text:style-name="T5">Workshop Program</text:span></text:p>
          </draw:text-box>
        </draw:frame>
        <draw:frame presentation:style-name="pr4" draw:layer="layout" svg:width="26.67cm" svg:height="15.24cm" svg:x="0.762cm" svg:y="4.91cm" presentation:class="outline" presentation:user-transformed="true">
          <draw:text-box>
            <text:list text:style-name="L3">
              <text:list-item>
                <text:p><text:span text:style-name="T33">14:30</text:span> Opening</text:p>
              </text:list-item>
              <text:list-item>
                <text:p><text:span text:style-name="T33">14:40</text:span> M. Baioletti, R. Minciarelli, F. Paolucci, V. Poggioni <text:span text:style-name="T34">Towards a new generation ACO-Based Planner</text:span></text:p>
              </text:list-item>
              <text:list-item>
                <text:p><text:span text:style-name="T33">15:20</text:span> X. Li, R. Y. K. Fung <text:line-break/><text:span text:style-name="T34">Scheduling Single-Armed Cluster Tools with Time Window Constraints Using Differential Evolution Algorithm</text:span></text:p>
              </text:list-item>
              <text:list-item>
                <text:p><text:span text:style-name="T33">16:00</text:span> <text:span text:style-name="T35">Coffee Break</text:span></text:p>
              </text:list-item>
              <text:list-item>
                <text:p><text:span text:style-name="T33">16:30</text:span> F. Siddiqui, P. Haslum <text:line-break/><text:span text:style-name="T34">Local Search in the Space of Valid Plans</text:span></text:p>
              </text:list-item>
              <text:list-item>
                <text:p><text:span text:style-name="T33">17:10</text:span> M. Khouadjia, M. Schoenauer, V. Vidal, J. Dréo, P. Savéant<text:line-break/><text:span text:style-name="T34">Pareto-Based Multiobjective AI Planning</text:span></text:p>
              </text:list-item>
              <text:list-item>
                <text:p><text:span text:style-name="T33">17:50</text:span> General discussion</text:p>
              </text:list-item>
            </text:list>
          </draw:text-box>
        </draw:frame>
        <presentation:notes draw:style-name="dp2">
          <draw:page-thumbnail draw:style-name="gr3" draw:layer="layout" svg:width="14.393cm" svg:height="10.479cm" svg:x="3.598cm" svg:y="2.094cm" draw:page-number="13" presentation:class="page"/>
          <draw:frame presentation:style-name="pr3" draw:text-style-name="P4" draw:layer="layout" svg:width="17.272cm" svg:height="12.574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3333b2" draw:end-color="#000000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.2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7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3.299999237060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.2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7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3.299999237060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2c2c6c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3333b2" draw:stroke-linejoin="miter" draw:fill="solid" draw:fill-color="#2c2c6c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299cm" draw:shadow-offset-y="0.299cm" draw:shadow-color="#000000" draw:shadow-opacity="40%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2c2c6c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gradient" draw:fill-color="#000000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247cm" draw:shadow-color="#000000" draw:shadow-opacity="40%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6" style:family="presentation" style:parent-style-name="Titr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r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r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r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itre2-backgroundobjects">
      <style:graphic-properties draw:stroke="none" draw:fill="none" draw:fill-color="#ffffff" draw:auto-grow-height="false" fo:min-height="2.869cm"/>
    </style:style>
    <style:style style:name="Mpr11" style:family="presentation" style:parent-style-name="Titr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2" style:family="presentation" style:parent-style-name="Titr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r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r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itr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1" style:family="paragraph">
      <style:paragraph-properties fo:text-align="center"/>
    </style:style>
    <style:style style:name="MP12" style:family="paragraph">
      <style:paragraph-properties style:writing-mode="lr-tb"/>
    </style:style>
    <style:style style:name="MP13" style:family="paragraph">
      <style:paragraph-properties style:writing-mode="lr-tb" style:font-independent-line-spacing="true"/>
      <style:text-properties fo:color="#ffffff" fo:font-size="13.1999998092651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Calibri" style:font-family-generic="swiss" style:font-pitch="variable" fo:font-size="12pt" fo:language="en" fo:country="US" style:font-size-asian="12pt" style:font-size-complex="12pt"/>
    </style:style>
    <style:style style:name="MT3" style:family="text">
      <style:text-properties fo:font-family="Calibri" style:font-family-generic="swiss" style:font-pitch="variable" fo:font-size="12pt" fo:language="en" fo:country="US" style:font-size-asian="12pt" style:font-size-complex="12pt"/>
    </style:style>
    <style:style style:name="MT4" style:family="text">
      <style:text-properties fo:color="#ffffff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9.589cm" svg:height="14.691cm" svg:x="1cm" svg:y="6.62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re1" style:page-layout-name="PM1" draw:style-name="Mdp2">
      <office:forms form:automatic-focus="false" form:apply-design-mode="false"/>
      <draw:custom-shape draw:name="Rectangle 6" draw:style-name="Mgr3" draw:text-style-name="MP4" draw:layer="backgroundobjects" svg:width="14cm" svg:height="1.166cm" svg:x="14cm" svg:y="19.833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4" draw:layer="backgroundobjects" svg:width="14cm" svg:height="1.166cm" svg:x="0cm" svg:y="19.833cm">
        <text:p/>
        <draw:enhanced-geometry svg:viewBox="0 0 21600 21600" draw:type="rectangle" draw:enhanced-path="M 0 0 L 21600 0 21600 21600 0 21600 0 0 Z N"/>
      </draw:custom-shape>
      <draw:custom-shape draw:name="Rounded Rectangle 8" draw:style-name="Mgr5" draw:text-style-name="MP4" draw:layer="backgroundobjects" svg:width="25.2cm" svg:height="6.3cm" svg:x="1.166cm" svg:y="3.96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TextBox 9" draw:style-name="Mgr6" draw:text-style-name="MP6" draw:layer="backgroundobjects" svg:width="10.718cm" svg:height="1.132cm" svg:x="3.281cm" svg:y="19.867cm">
        <text:list text:style-name="ML3">
          <text:list-header>
            <text:p text:style-name="MP5"><text:span text:style-name="MT2">EvoPS Workshop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5.2cm" svg:height="4.393cm" svg:x="1.4cm" svg:y="0.394cm" presentation:class="title" presentation:placeholder="true">
        <draw:text-box/>
      </draw:frame>
      <draw:frame presentation:style-name="Titre1-outline1" draw:layer="backgroundobjects" svg:width="25.2cm" svg:height="12.18cm" svg:x="1.4cm" svg:y="4.9cm" presentation:class="outline" presentation:placeholder="true">
        <draw:text-box/>
      </draw:frame>
      <draw:frame presentation:style-name="Mpr4" draw:text-style-name="MP8" draw:layer="backgroundobjects" svg:width="10.5cm" svg:height="1.119cm" svg:x="13.998cm" svg:y="19.882cm" presentation:class="footer">
        <draw:text-box>
          <text:list text:style-name="ML3">
            <text:list-header>
              <text:p text:style-name="MP7"><text:span text:style-name="MT2">ICAPS 2013</text:span></text:p>
            </text:list-header>
          </text:list>
        </draw:text-box>
      </draw:frame>
      <draw:frame presentation:style-name="Mpr5" draw:text-style-name="MP10" draw:layer="backgroundobjects" svg:width="3.5cm" svg:height="1.119cm" svg:x="24.498cm" svg:y="19.882cm" presentation:class="page-number">
        <draw:text-box>
          <text:list text:style-name="ML3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7" draw:text-style-name="MP11" draw:layer="backgroundobjects" svg:width="21.59cm" svg:height="27.94cm" svg:x="0cm" svg:y="0cm">
          <text:p/>
        </draw:rect>
        <draw:frame presentation:style-name="Mpr6" draw:text-style-name="MP8" draw:layer="backgroundobjects" svg:width="9.356cm" svg:height="1.398cm" svg:x="-0.001cm" svg:y="0cm" presentation:class="header">
          <draw:text-box>
            <text:p/>
          </draw:text-box>
        </draw:frame>
        <draw:frame presentation:style-name="Mpr7" draw:text-style-name="MP10" draw:layer="backgroundobjects" svg:width="9.356cm" svg:height="1.398cm" svg:x="12.228cm" svg:y="0cm" presentation:class="date-time">
          <draw:text-box>
            <text:list text:style-name="ML4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re1-title" draw:layer="backgroundobjects" svg:width="14.393cm" svg:height="10.479cm" svg:x="3.598cm" svg:y="2.094cm" presentation:class="page"/>
        <draw:frame presentation:style-name="Titre1-notes" draw:layer="backgroundobjects" svg:width="17.272cm" svg:height="12.574cm" svg:x="2.159cm" svg:y="13.271cm" presentation:class="notes" presentation:placeholder="true">
          <draw:text-box/>
        </draw:frame>
        <draw:frame presentation:style-name="Mpr8" draw:text-style-name="MP8" draw:layer="backgroundobjects" svg:width="9.356cm" svg:height="1.398cm" svg:x="-0.001cm" svg:y="26.537cm" presentation:class="footer">
          <draw:text-box>
            <text:p/>
          </draw:text-box>
        </draw:frame>
        <draw:frame presentation:style-name="Mpr9" draw:text-style-name="MP10" draw:layer="backgroundobjects" svg:width="9.356cm" svg:height="1.398cm" svg:x="12.228cm" svg:y="26.537cm" presentation:class="page-number">
          <draw:text-box>
            <text:list text:style-name="ML4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office:forms form:automatic-focus="false" form:apply-design-mode="false"/>
      <draw:custom-shape draw:name="Rectangle 6" draw:style-name="Mgr8" draw:text-style-name="MP13" draw:layer="backgroundobjects" svg:width="14cm" svg:height="1.166cm" svg:x="14cm" svg:y="19.833cm">
        <text:p text:style-name="MP12"><text:span text:style-name="MT4">ICAPS 2013</text:span></text:p>
        <draw:enhanced-geometry svg:viewBox="0 0 21600 21600" draw:type="rectangle" draw:enhanced-path="M 0 0 L 21600 0 21600 21600 0 21600 0 0 Z N"/>
      </draw:custom-shape>
      <draw:custom-shape draw:name="Rectangle 7" draw:style-name="Mgr4" draw:text-style-name="MP4" draw:layer="backgroundobjects" svg:width="14cm" svg:height="1.166cm" svg:x="0cm" svg:y="19.833cm">
        <text:p/>
        <draw:enhanced-geometry svg:viewBox="0 0 21600 21600" draw:type="rectangle" draw:enhanced-path="M 0 0 L 21600 0 21600 21600 0 21600 0 0 Z N"/>
      </draw:custom-shape>
      <draw:custom-shape draw:name="Rectangle 8" draw:style-name="Mgr9" draw:text-style-name="MP4" draw:layer="backgroundobjects" svg:width="28cm" svg:height="3.307cm" svg:x="0cm" svg:y="0cm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draw:name="TextBox 9" draw:style-name="Mgr10" draw:text-style-name="MP6" draw:layer="backgroundobjects" svg:width="10.718cm" svg:height="1.132cm" svg:x="3.281cm" svg:y="19.867cm">
        <text:p text:style-name="MP5"><text:span text:style-name="MT2">EvoPS Workshop</text:span></text:p>
        <draw:enhanced-geometry svg:viewBox="0 0 21600 21600" draw:type="mso-spt202" draw:enhanced-path="M 0 0 L 21600 0 21600 21600 0 21600 0 0 Z N"/>
      </draw:custom-shape>
      <draw:frame presentation:style-name="Titre2-title" draw:layer="backgroundobjects" svg:width="25.2cm" svg:height="4.393cm" svg:x="1.4cm" svg:y="0.394cm" presentation:class="title" presentation:placeholder="true">
        <draw:text-box/>
      </draw:frame>
      <draw:frame presentation:style-name="Titre2-outline1" draw:layer="backgroundobjects" svg:width="25.2cm" svg:height="12.18cm" svg:x="1.4cm" svg:y="4.9cm" presentation:class="outline" presentation:placeholder="true">
        <draw:text-box/>
      </draw:frame>
      <draw:frame presentation:style-name="Mpr10" draw:text-style-name="MP3" draw:layer="backgroundobjects" svg:width="10.734cm" svg:height="3.162cm" svg:x="14.291cm" svg:y="19.249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10" draw:layer="backgroundobjects" svg:width="3.266cm" svg:height="1.119cm" svg:x="24.732cm" svg:y="19.882cm" presentation:class="page-number">
        <draw:text-box>
          <text:list text:style-name="ML3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7" draw:text-style-name="MP11" draw:layer="backgroundobjects" svg:width="21.59cm" svg:height="27.94cm" svg:x="0cm" svg:y="0cm">
          <text:p/>
        </draw:rect>
        <draw:frame presentation:style-name="Mpr12" draw:text-style-name="MP8" draw:layer="backgroundobjects" svg:width="9.356cm" svg:height="1.398cm" svg:x="-0.001cm" svg:y="0cm" presentation:class="header">
          <draw:text-box>
            <text:p/>
          </draw:text-box>
        </draw:frame>
        <draw:frame presentation:style-name="Mpr13" draw:text-style-name="MP10" draw:layer="backgroundobjects" svg:width="9.356cm" svg:height="1.398cm" svg:x="12.228cm" svg:y="0cm" presentation:class="date-time">
          <draw:text-box>
            <text:list text:style-name="ML4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re2-title" draw:layer="backgroundobjects" svg:width="14.393cm" svg:height="10.479cm" svg:x="3.598cm" svg:y="2.094cm" presentation:class="page"/>
        <draw:frame presentation:style-name="Titre2-notes" draw:layer="backgroundobjects" svg:width="17.272cm" svg:height="12.574cm" svg:x="2.159cm" svg:y="13.271cm" presentation:class="notes" presentation:placeholder="true">
          <draw:text-box/>
        </draw:frame>
        <draw:frame presentation:style-name="Mpr14" draw:text-style-name="MP8" draw:layer="backgroundobjects" svg:width="9.356cm" svg:height="1.398cm" svg:x="-0.001cm" svg:y="26.537cm" presentation:class="footer">
          <draw:text-box>
            <text:p/>
          </draw:text-box>
        </draw:frame>
        <draw:frame presentation:style-name="Mpr15" draw:text-style-name="MP10" draw:layer="backgroundobjects" svg:width="9.356cm" svg:height="1.398cm" svg:x="12.228cm" svg:y="26.537cm" presentation:class="page-number">
          <draw:text-box>
            <text:list text:style-name="ML4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 </meta:initial-creator>
    <meta:creation-date>2013-06-10T19:39:18</meta:creation-date>
    <dc:date>2013-06-11T12:37:01</dc:date>
    <dc:creator>marc </dc:creator>
    <meta:editing-duration>PT1H59M6S</meta:editing-duration>
    <meta:editing-cycles>34</meta:editing-cycles>
    <meta:generator>LibreOffice/3.5$Linux_X86_64 LibreOffice_project/350m1$Build-2</meta:generator>
    <meta:document-statistic meta:object-count="98"/>
  </office:meta>
</office:document-meta>
</file>